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urf64Databases</text:span> db</text:p>
      <text:p text:style-name="P2">db.query(features[i], ret, 4);</text:p>
      <text:p text:style-name="Standard"/>
      <text:p text:style-name="P1">DBoW2.h:</text:p>
      <text:p text:style-name="Standard"><text:tab/>typedef DBoW2::TemplatedDatabase&lt;DBoW2::FSurf64::TDescriptor, DBoW2::FSurf64&gt; </text:p>
      <text:p text:style-name="Standard"><text:s/><text:tab/> Surf64Database;</text:p>
      <text:p text:style-name="Standard"/>
      <text:p text:style-name="Standard"/>
      <text:p text:style-name="P1">TemplatedDatabase.h:</text:p>
      <text:p text:style-name="Standard"/>
      <text:p text:style-name="Standard">/// @param TDescriptor class of descriptor</text:p>
      <text:p text:style-name="Standard">/// @param F class of descriptor functions</text:p>
      <text:p text:style-name="Standard">template&lt;class TDescriptor, class F&gt;</text:p>
      <text:p text:style-name="Standard">/// Generic Database</text:p>
      <text:p text:style-name="Standard">class TemplatedDatabase</text:p>
      <text:p text:style-name="P1">Tdescriptor = <text:s/>DBoW2::FSurf64::TDescriptor </text:p>
      <text:p text:style-name="P1">F = <text:s/>DBoW2::FSurf64</text:p>
      <text:p text:style-name="Standard"/>
      <text:p text:style-name="Standard"><text:s text:c="2"/>void query(const vector&lt;TDescriptor&gt; &amp;features, QueryResults &amp;ret,</text:p>
      <text:p text:style-name="Standard"><text:s text:c="4"/>int max_results = 1, int max_id = -1) const;</text:p>
      <text:p text:style-name="Standard"/>
      <text:p text:style-name="Standard"/>
      <text:p text:style-name="P1">template&lt;class TDescriptor, class F&gt;</text:p>
      <text:p text:style-name="P1">void TemplatedDatabase&lt;TDescriptor, F&gt;::query(</text:p>
      <text:p text:style-name="P1"><text:s text:c="2"/>const vector&lt;TDescriptor&gt; &amp;features, </text:p>
      <text:p text:style-name="P1"><text:s text:c="2"/>QueryResults &amp;ret, int max_results, int max_id) const</text:p>
      <text:p text:style-name="Standard">{</text:p>
      <text:p text:style-name="Standard"><text:s text:c="2"/>BowVector vec;</text:p>
      <text:p text:style-name="Standard"><text:s text:c="2"/><text:span text:style-name="T2">m_voc.transform(features, vec);</text:span></text:p>
      <text:p text:style-name="Standard"><text:s text:c="2"/>query(vec, ret, max_results, max_id);</text:p>
      <text:p text:style-name="Standard">}</text:p>
      <text:p text:style-name="Standard"/>
      <text:p text:style-name="Standard"/>
      <text:p text:style-name="Standard"/>
      <text:p text:style-name="Standard"/>
      <text:p text:style-name="P1">TemplatedVocabulary.h</text:p>
      <text:p text:style-name="P1"/>
      <text:p text:style-name="P1">template&lt;class TDescriptor, class F&gt;</text:p>
      <text:p text:style-name="P1">void TemplatedVocabulary&lt;TDescriptor,F&gt;::transform(</text:p>
      <text:p text:style-name="P1"><text:s text:c="2"/>const std::vector&lt;TDescriptor&gt;&amp; features, BowVector &amp;v) const</text:p>
      <text:p text:style-name="Standard">{</text:p>
      <text:p text:style-name="Standard"><text:s text:c="2"/>v.clear();</text:p>
      <text:p text:style-name="Standard"><text:s text:c="2"/></text:p>
      <text:p text:style-name="Standard"><text:s text:c="2"/>if(m_words.empty() || m_nodes.empty() || m_nodes[0].isLeaf())</text:p>
      <text:p text:style-name="Standard"><text:s text:c="2"/>{</text:p>
      <text:p text:style-name="Standard"><text:s text:c="4"/>return;</text:p>
      <text:p text:style-name="Standard"><text:s text:c="2"/>}</text:p>
      <text:p text:style-name="Standard"/>
      <text:p text:style-name="Standard"><text:s text:c="2"/>// normalize </text:p>
      <text:p text:style-name="Standard"><text:soft-page-break/><text:s text:c="2"/>LNorm norm;</text:p>
      <text:p text:style-name="Standard"><text:s text:c="2"/>bool must = m_scoring_object-&gt;mustNormalize(norm);</text:p>
      <text:p text:style-name="Standard"/>
      <text:p text:style-name="Standard"><text:tab/>typename vector&lt;TDescriptor&gt;::const_iterator fit;</text:p>
      <text:p text:style-name="Standard"/>
      <text:p text:style-name="Standard"><text:s text:c="2"/>if(m_weighting == TF || m_weighting == TF_IDF)</text:p>
      <text:p text:style-name="Standard"><text:s text:c="2"/>{</text:p>
      <text:p text:style-name="Standard"><text:s text:c="4"/>for(fit = features.begin(); fit &lt; features.end(); ++fit)</text:p>
      <text:p text:style-name="Standard"><text:s text:c="4"/>{</text:p>
      <text:p text:style-name="Standard"><text:s text:c="6"/>WordId id;</text:p>
      <text:p text:style-name="Standard"><text:s text:c="6"/>WordValue w; </text:p>
      <text:p text:style-name="Standard"><text:s text:c="6"/>// w is the idf value if TF_IDF, 1 if TF</text:p>
      <text:p text:style-name="Standard"><text:s text:c="6"/></text:p>
      <text:p text:style-name="Standard"><text:s text:c="6"/><text:span text:style-name="T1">transform(*fit, id, w);</text:span></text:p>
      <text:p text:style-name="Standard"><text:s text:c="6"/></text:p>
      <text:p text:style-name="Standard"><text:s text:c="6"/>v.addWeight(id, w);</text:p>
      <text:p text:style-name="Standard"><text:s text:c="4"/>}</text:p>
      <text:p text:style-name="Standard"><text:s text:c="4"/></text:p>
      <text:p text:style-name="Standard"><text:s text:c="4"/>if(!v.empty() &amp;&amp; !must)</text:p>
      <text:p text:style-name="Standard"><text:s text:c="4"/>{</text:p>
      <text:p text:style-name="Standard"><text:s text:c="6"/>// unnecessary when normalizing</text:p>
      <text:p text:style-name="Standard"><text:s text:c="6"/>const double nd = v.size();</text:p>
      <text:p text:style-name="Standard"><text:s text:c="6"/>for(BowVector::iterator vit = v.begin(); vit != v.end(); vit++) </text:p>
      <text:p text:style-name="Standard"><text:s text:c="8"/>vit-&gt;second /= nd;</text:p>
      <text:p text:style-name="Standard"><text:s text:c="4"/>}</text:p>
      <text:p text:style-name="Standard"><text:s text:c="4"/></text:p>
      <text:p text:style-name="Standard"><text:s text:c="2"/>}</text:p>
      <text:p text:style-name="Standard"><text:s text:c="2"/>else // IDF || BINARY</text:p>
      <text:p text:style-name="Standard"><text:s text:c="2"/>{</text:p>
      <text:p text:style-name="Standard"><text:s text:c="4"/>for(fit = features.begin(); fit &lt; features.end(); ++fit)</text:p>
      <text:p text:style-name="Standard"><text:s text:c="4"/>{</text:p>
      <text:p text:style-name="Standard"><text:s text:c="6"/>WordId id;</text:p>
      <text:p text:style-name="Standard"><text:s text:c="6"/>WordValue w;</text:p>
      <text:p text:style-name="Standard"><text:s text:c="6"/>// w is idf if IDF, or 1 if BINARY</text:p>
      <text:p text:style-name="Standard"><text:s text:c="6"/></text:p>
      <text:p text:style-name="Standard"><text:s text:c="6"/>transform(*fit, id, w);</text:p>
      <text:p text:style-name="Standard"><text:s text:c="6"/></text:p>
      <text:p text:style-name="Standard"><text:s text:c="6"/>v.addIfNotExist(id, w);</text:p>
      <text:p text:style-name="Standard"><text:s text:c="6"/></text:p>
      <text:p text:style-name="Standard"><text:s text:c="4"/>} // if add_features</text:p>
      <text:p text:style-name="Standard"><text:s text:c="2"/>} // if m_weighting == ...</text:p>
      <text:p text:style-name="Standard"><text:s text:c="2"/></text:p>
      <text:p text:style-name="Standard"><text:s text:c="2"/>if(must) v.normalize(norm);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2-08-21T10:11:45</meta:creation-date>
    <dc:date>2012-08-21T10:37:53</dc:date>
    <dc:creator>Administrator </dc:creator>
    <meta:editing-duration>PT25M34S</meta:editing-duration>
    <meta:editing-cycles>36</meta:editing-cycles>
    <meta:generator>LibreOffice/3.5$Linux_x86 LibreOffice_project/350m1$Build-2</meta:generator>
    <meta:document-statistic meta:table-count="0" meta:image-count="0" meta:object-count="0" meta:page-count="2" meta:paragraph-count="78" meta:word-count="224" meta:character-count="1983" meta:non-whitespace-character-count="1601"/>
  </office:meta>
</office:document-meta>
</file>